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ada-type-gibson" svg:font-family="canada-type-gibson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2d41" officeooo:paragraph-rsid="00002d41" style:font-size-asian="14pt" style:font-weight-asian="bold" style:font-size-complex="14pt" style:font-weight-complex="bold"/>
    </style:style>
    <style:style style:name="P2" style:family="paragraph" style:parent-style-name="Standard" style:list-style-name="Numbering_20_123">
      <style:text-properties fo:font-size="11pt" fo:font-weight="normal" officeooo:rsid="000511b8" officeooo:paragraph-rsid="000511b8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Numbering_20_123">
      <style:text-properties fo:font-size="11pt" fo:font-weight="normal" officeooo:rsid="000a6d9e" officeooo:paragraph-rsid="000a6d9e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Numbering_20_123">
      <style:text-properties fo:font-size="11pt" fo:font-weight="normal" officeooo:rsid="000b6adf" officeooo:paragraph-rsid="000b6adf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Numbering_20_123">
      <style:text-properties fo:font-size="11pt" fo:font-weight="normal" officeooo:rsid="00103c65" officeooo:paragraph-rsid="00103c65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Numbering_20_123">
      <style:text-properties fo:font-size="11pt" fo:font-weight="normal" officeooo:rsid="00165761" officeooo:paragraph-rsid="00165761" style:font-size-asian="9.60000038146973pt" style:font-weight-asian="normal" style:font-size-complex="11pt" style:font-weight-complex="normal"/>
    </style:style>
    <style:style style:name="P7" style:family="paragraph" style:parent-style-name="Standard" style:list-style-name="Numbering_20_123">
      <style:text-properties fo:font-size="11pt" fo:font-weight="normal" officeooo:rsid="00183e9e" officeooo:paragraph-rsid="00183e9e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Numbering_20_123">
      <style:text-properties fo:font-size="11pt" fo:font-weight="normal" officeooo:rsid="0018f7b1" officeooo:paragraph-rsid="0018f7b1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Numbering_20_123">
      <style:text-properties fo:font-size="11pt" fo:font-weight="bold" officeooo:rsid="0015bb59" officeooo:paragraph-rsid="0015bb59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variant="normal" fo:text-transform="none" fo:color="#666666" style:font-name="canada-type-gibson" fo:font-size="10.5pt" fo:letter-spacing="normal" fo:font-style="normal" fo:font-weight="normal" officeooo:rsid="00069609" officeooo:paragraph-rsid="000511b8" style:font-size-asian="10.5pt" style:font-weight-asian="normal" style:font-size-complex="10.5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0511b8" style:font-size-asian="12pt" style:font-weight-asian="bold" style:font-size-complex="12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69609" style:font-size-asian="10.5pt" style:font-size-complex="10.5pt"/>
    </style:style>
    <style:style style:name="T5" style:family="text">
      <style:text-properties fo:font-size="10.5pt" officeooo:rsid="0007374a" style:font-size-asian="10.5pt" style:font-size-complex="10.5pt"/>
    </style:style>
    <style:style style:name="T6" style:family="text">
      <style:text-properties fo:font-size="10.5pt" officeooo:rsid="0011a6c7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b6adf" style:font-size-asian="10.5pt" style:font-weight-asian="bold" style:font-size-complex="10.5pt" style:font-weight-complex="bold"/>
    </style:style>
    <style:style style:name="T9" style:family="text">
      <style:text-properties fo:font-size="10.5pt" fo:font-weight="bold" officeooo:rsid="00165761" style:font-size-asian="10.5pt" style:font-weight-asian="bold" style:font-size-complex="10.5pt" style:font-weight-complex="bold"/>
    </style:style>
    <style:style style:name="T10" style:family="text">
      <style:text-properties fo:font-size="10.5pt" fo:font-weight="bold" officeooo:rsid="0015bb59" style:font-size-asian="10.5pt" style:font-weight-asian="bold" style:font-size-complex="10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Version Control Best Practice</text:p>
      <text:p text:style-name="P1"/>
      <text:list xml:id="list3960096076" text:style-name="Numbering_20_123">
        <text:list-item>
          <text:p text:style-name="P2"><text:span text:style-name="T1">Commit Changes Atomically</text:span> :- <text:span text:style-name="T4">Commit after every small block completion </text:span><text:span text:style-name="T5">of task</text:span><text:span text:style-name="T4">.</text:span></text:p>
          <text:p text:style-name="P2"><text:span text:style-name="T4"/></text:p>
        </text:list-item>
        <text:list-item>
          <text:p text:style-name="P3"><text:span text:style-name="T2">Commit files with a single purpose</text:span><text:span text:style-name="T3"> :- Every commit must be for single purpose which makes easy to understand in future.</text:span></text:p>
          <text:p text:style-name="P3"><text:span text:style-name="T3"/></text:p>
        </text:list-item>
        <text:list-item>
          <text:p text:style-name="P4"><text:span text:style-name="T7">Write Good Commit Messages :- </text:span><text:span text:style-name="T3"><text:s/>Short and informative in present tense.</text:span></text:p>
          <text:p text:style-name="P4"><text:span text:style-name="T3"/></text:p>
        </text:list-item>
        <text:list-item>
          <text:p text:style-name="P5"><text:span text:style-name="T8">Don’t Break Builds :- </text:span><text:span text:style-name="T6">use best test cases , might your build work properly in your system and pass all tests, but it could break in another team member’s work system.</text:span><text:span text:style-name="T3"> </text:span></text:p>
          <text:p text:style-name="P5"><text:span text:style-name="T3"/></text:p>
        </text:list-item>
        <text:list-item>
          <text:p text:style-name="P9"><text:span text:style-name="T3">Do Reviews before committing to a shared repository </text:span></text:p>
          <text:p text:style-name="P9"><text:span text:style-name="T3"/></text:p>
        </text:list-item>
        <text:list-item>
          <text:p text:style-name="P6"><text:span text:style-name="T7">Make sure Everycommit is traceable :- </text:span><text:span text:style-name="T3"><text:s/>the project should be able to build and pass its test cases before and after the commit.</text:span></text:p>
          <text:p text:style-name="P6"><text:span text:style-name="T3"/></text:p>
        </text:list-item>
        <text:list-item>
          <text:p text:style-name="P7"><text:span text:style-name="T9">Follow branching best Practices :-</text:span><text:span text:style-name="T3"> Using branches is important for managing releases , new features and bugs.</text:span></text:p>
          <text:p text:style-name="P7"><text:span text:style-name="T3"/></text:p>
        </text:list-item>
        <text:list-item>
          <text:p text:style-name="P8"><text:span text:style-name="T10">Protect your assets :- </text:span><text:span text:style-name="T3">Incorporate the right security measures to protect your assets.</text:span></text:p>
        </text:list-item>
      </text:list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ada-type-gibson" svg:font-family="canada-type-gibson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1T16:43:44.363653514</meta:creation-date>
    <dc:date>2023-02-01T17:09:15.336401894</dc:date>
    <meta:editing-duration>PT9M3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48" meta:character-count="858" meta:non-whitespace-character-count="719"/>
  </office:meta>
</office:document-meta>
</file>